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NewRomanPSMT" svg:font-family="TimesNewRomanPSMT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.014cm" fo:margin-left="-0.016cm" fo:margin-right="0cm" table:align="margins"/>
    </style:style>
    <style:style style:name="Tabla1.A" style:family="table-column">
      <style:table-column-properties style:column-width="2.568cm" style:rel-column-width="9894*"/>
    </style:style>
    <style:style style:name="Tabla1.B" style:family="table-column">
      <style:table-column-properties style:column-width="14.446cm" style:rel-column-width="55641*"/>
    </style:style>
    <style:style style:name="Tabla1.A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fo:font-style="normal" style:font-style-asian="normal" style:font-style-complex="normal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text-properties fo:font-weight="bold" officeooo:paragraph-rsid="0015aaa7" style:font-weight-asian="bold" style:font-weight-complex="bold"/>
    </style:style>
    <style:style style:name="P5" style:family="paragraph" style:parent-style-name="Table_20_Contents">
      <style:text-properties style:font-name="Arial" fo:font-size="14pt" style:font-name-asian="Lucida Sans Unicode" style:font-size-asian="14pt" style:font-name-complex="Tahoma" style:font-size-complex="14pt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font-weight="bold" officeooo:paragraph-rsid="0015aaa7" style:font-weight-asian="bold" style:font-weight-complex="bold"/>
    </style:style>
    <style:style style:name="P8" style:family="paragraph" style:parent-style-name="Standard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9" style:family="paragraph" style:parent-style-name="Standard">
      <style:text-properties style:font-name="TimesNewRomanPSMT" fo:font-size="12pt" officeooo:paragraph-rsid="0015aaa7" style:font-name-asian="TimesNewRomanPSMT" style:font-size-asian="12pt" style:font-name-complex="TimesNewRomanPSMT" style:font-size-complex="12pt"/>
    </style:style>
    <style:style style:name="P10" style:family="paragraph" style:parent-style-name="Standard">
      <style:text-properties style:font-name="DejaVu Sans" fo:font-size="10pt" style:font-size-asian="10pt" style:font-size-complex="10pt"/>
    </style:style>
    <style:style style:name="P11" style:family="paragraph" style:parent-style-name="Standard">
      <style:text-properties officeooo:paragraph-rsid="001076d9"/>
    </style:style>
    <style:style style:name="P12" style:family="paragraph" style:parent-style-name="Standard">
      <style:text-properties officeooo:rsid="001076d9" officeooo:paragraph-rsid="001076d9"/>
    </style:style>
    <style:style style:name="P13" style:family="paragraph" style:parent-style-name="Standard">
      <style:text-properties officeooo:rsid="001076d9" officeooo:paragraph-rsid="0015aaa7"/>
    </style:style>
    <style:style style:name="P14" style:family="paragraph" style:parent-style-name="Standard">
      <style:text-properties officeooo:rsid="00115613"/>
    </style:style>
    <style:style style:name="P15" style:family="paragraph" style:parent-style-name="Standard">
      <style:text-properties officeooo:rsid="00115613" officeooo:paragraph-rsid="00115613"/>
    </style:style>
    <style:style style:name="P16" style:family="paragraph" style:parent-style-name="Standard">
      <style:text-properties officeooo:paragraph-rsid="00115613"/>
    </style:style>
    <style:style style:name="P17" style:family="paragraph" style:parent-style-name="Standard">
      <style:text-properties officeooo:rsid="000f7106" officeooo:paragraph-rsid="0015aaa7"/>
    </style:style>
    <style:style style:name="P18" style:family="paragraph" style:parent-style-name="Standard">
      <style:text-properties officeooo:rsid="0010de82" officeooo:paragraph-rsid="0015aaa7"/>
    </style:style>
    <style:style style:name="P19" style:family="paragraph" style:parent-style-name="Standard">
      <style:text-properties officeooo:paragraph-rsid="0015aaa7"/>
    </style:style>
    <style:style style:name="P20" style:family="paragraph" style:parent-style-name="Standard">
      <style:paragraph-properties fo:margin-left="1.251cm" fo:margin-right="0cm" fo:text-indent="0cm" style:auto-text-indent="false"/>
      <style:text-properties style:font-name="DejaVu Sans" fo:font-size="10pt" style:font-size-asian="10pt" style:font-size-complex="10pt"/>
    </style:style>
    <style:style style:name="P21" style:family="paragraph" style:parent-style-name="Standard">
      <style:paragraph-properties fo:margin-left="1.251cm" fo:margin-right="0cm" fo:text-indent="0cm" style:auto-text-indent="false"/>
      <style:text-properties style:font-name="DejaVu Sans" fo:font-size="10pt" officeooo:paragraph-rsid="00141fdb" style:font-size-asian="10pt" style:font-size-complex="10pt"/>
    </style:style>
    <style:style style:name="P22" style:family="paragraph" style:parent-style-name="Standard">
      <style:paragraph-properties fo:margin-left="2.501cm" fo:margin-right="0cm" fo:text-indent="0cm" style:auto-text-indent="false"/>
      <style:text-properties style:font-name="DejaVu Sans" fo:font-size="10pt" style:font-size-asian="10pt" style:font-size-complex="10pt"/>
    </style:style>
    <style:style style:name="P23" style:family="paragraph" style:parent-style-name="Standard">
      <style:paragraph-properties fo:margin-left="3.752cm" fo:margin-right="0cm" fo:text-indent="0cm" style:auto-text-indent="false"/>
      <style:text-properties style:font-name="DejaVu Sans" fo:font-size="10pt" style:font-size-asian="10pt" style:font-size-complex="10pt"/>
    </style:style>
    <style:style style:name="P24" style:family="paragraph" style:parent-style-name="Standard">
      <style:paragraph-properties fo:margin-left="5.002cm" fo:margin-right="0cm" fo:text-indent="0cm" style:auto-text-indent="false"/>
      <style:text-properties style:font-name="DejaVu Sans" fo:font-size="10pt" style:font-size-asian="10pt" style:font-size-complex="10pt"/>
    </style:style>
    <style:style style:name="P25" style:family="paragraph" style:parent-style-name="Heading_20_2">
      <style:text-properties officeooo:paragraph-rsid="0015aaa7"/>
    </style:style>
    <style:style style:name="P26" style:family="paragraph" style:parent-style-name="Heading_20_1">
      <style:text-properties officeooo:paragraph-rsid="00115613"/>
    </style:style>
    <style:style style:name="T1" style:family="text">
      <style:text-properties officeooo:rsid="00141fdb"/>
    </style:style>
    <style:style style:name="T2" style:family="text">
      <style:text-properties officeooo:rsid="001076d9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15613" style:font-style-asian="normal" style:font-style-complex="normal"/>
    </style:style>
    <style:style style:name="T5" style:family="text">
      <style:text-properties fo:font-style="normal" officeooo:rsid="00141fdb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15613" style:font-style-asian="italic" style:font-style-complex="italic"/>
    </style:style>
    <style:style style:name="T9" style:family="text">
      <style:text-properties fo:font-style="italic" officeooo:rsid="00141fdb" style:font-style-asian="italic" style:font-style-complex="italic"/>
    </style:style>
    <style:style style:name="T10" style:family="text">
      <style:text-properties style:font-name="DejaVu Sans" fo:font-size="10pt" style:font-size-asian="10pt" style:font-size-complex="10pt"/>
    </style:style>
    <style:style style:name="T11" style:family="text">
      <style:text-properties style:font-name="Times New Roman"/>
    </style:style>
    <style:style style:name="T12" style:family="text">
      <style:text-properties style:font-name="Times New Roman" fo:font-size="12pt" style:font-size-asian="12pt" style:font-size-complex="12pt"/>
    </style:style>
    <style:style style:name="T13" style:family="text">
      <style:text-properties style:font-name="Times New Roman" fo:font-size="12pt" officeooo:rsid="001076d9" style:font-size-asian="12pt" style:font-size-complex="12pt"/>
    </style:style>
    <style:style style:name="T14" style:family="text">
      <style:text-properties style:font-name="Times New Roman" fo:font-size="12pt" officeooo:rsid="0015aaa7" style:font-size-asian="12pt" style:font-size-complex="12pt"/>
    </style:style>
    <style:style style:name="T15" style:family="text">
      <style:text-properties style:font-name="Times New Roman" fo:font-style="italic" style:font-style-asian="italic" style:font-style-complex="italic"/>
    </style:style>
    <style:style style:name="T16" style:family="text">
      <style:text-properties officeooo:rsid="00115613"/>
    </style:style>
    <style:style style:name="T17" style:family="text">
      <style:text-properties officeooo:rsid="0015aaa7"/>
    </style:style>
    <style:style style:name="T18" style:family="text">
      <style:text-properties officeooo:rsid="000edbdb"/>
    </style:style>
    <style:style style:name="T19" style:family="text">
      <style:text-properties officeooo:rsid="0010e15f"/>
    </style:style>
    <style:style style:name="T20" style:family="text">
      <style:text-properties officeooo:rsid="002de91a"/>
    </style:style>
    <style:style style:name="T21" style:family="text">
      <style:text-properties officeooo:rsid="0010de82"/>
    </style:style>
    <style:style style:name="T22" style:family="text">
      <style:text-properties officeooo:rsid="002fb296"/>
    </style:style>
    <style:style style:name="T23" style:family="text">
      <style:text-properties officeooo:rsid="0018d21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<text:span text:style-name="T16"><text:s/>Problema</text:span> <text:span text:style-name="T17">5</text:span>: <text:span text:style-name="T3">Practicar con arrays, </text:span><text:span text:style-name="T4">recorridos </text:span><text:span text:style-name="T5">y búsquedas</text:span></text:h>
      <text:p text:style-name="P2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5">Datos personales</text:p>
          </table:table-cell>
          <table:covered-table-cell/>
        </table:table-row>
        <table:table-row>
          <table:table-cell table:style-name="Tabla1.A2" office:value-type="string">
            <text:p text:style-name="P5">Apellidos:</text:p>
          </table:table-cell>
          <table:table-cell table:style-name="Tabla1.B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5">Nombre:</text:p>
          </table:table-cell>
          <table:table-cell table:style-name="Tabla1.B2" office:value-type="string">
            <text:p text:style-name="P5"/>
          </table:table-cell>
        </table:table-row>
      </table:table>
      <text:h text:style-name="Heading_20_2" text:outline-level="2">Array<text:span text:style-name="T16">s</text:span> de números reales</text:h>
      <text:p text:style-name="P3">Objetivos</text:p>
      <text:p text:style-name="Standard">Practicar <text:span text:style-name="T16">el recorrido de un array de números.</text:span></text:p>
      <text:p text:style-name="Standard"/>
      <text:p text:style-name="P6">Descripción</text:p>
      <text:p text:style-name="Standard"/>
      <text:p text:style-name="P15">Escribir un método estático Java que reciba como parámetro un array de números reales conteniendo ángulos en grados, y que retorne otro array del mismo tamaño con todos los ángulos del original convertidos a radianes <text:span text:style-name="T1">y en el orden inverso (la primera casilla contendrá el último ángulo, la segunda el penúltimo, etc.)</text:span></text:p>
      <text:p text:style-name="P16"/>
      <text:p text:style-name="Standard"><text:span text:style-name="T6">Respuesta</text:span>:</text:p>
      <text:p text:style-name="Standard"/>
      <text:p text:style-name="Standard">&lt;<text:span text:style-name="T7">poner aquí el código de</text:span><text:span text:style-name="T8">l método</text:span>&gt;</text:p>
      <text:p text:style-name="Standard"/>
      <text:h text:style-name="Heading_20_2" text:outline-level="2">Recorrido parcial de un array</text:h>
      <text:p text:style-name="P3">Objetivos</text:p>
      <text:p text:style-name="Standard">Practicar <text:span text:style-name="T16">el recorrido parcial de un </text:span>array<text:span text:style-name="T16"> de números y el paso de pseudocódigo a código.</text:span></text:p>
      <text:p text:style-name="Standard"/>
      <text:p text:style-name="P6">Descripción</text:p>
      <text:p text:style-name="P11"/>
      <text:p text:style-name="P11"><text:span text:style-name="T1">Escribir</text:span> un método en Java que codifique el siguiente algoritmo descrito mediante pseudocódigo, que calcula la máxima diferencia entre una casilla del array <text:span text:style-name="T10">x</text:span> y la anterior:</text:p>
      <text:p text:style-name="P20"/>
      <text:p text:style-name="P21">método <text:span text:style-name="T1">estático </text:span>maximaDiferencia(<text:span text:style-name="T2">double[] x</text:span>) retorna real</text:p>
      <text:p text:style-name="P22">real maxDif=menor número real posible</text:p>
      <text:p text:style-name="P22">// <text:span text:style-name="T1">bucle para todas las casillas de x excepto la primera</text:span></text:p>
      <text:p text:style-name="P22">para i desde 1 hasta el último índice de x</text:p>
      <text:p text:style-name="P23"><text:span text:style-name="T23">real </text:span>dif=valor absoluto(x[i]-x[i-1])</text:p>
      <text:p text:style-name="P23">si dif&gt;maxDif entonces</text:p>
      <text:p text:style-name="P24">maxDif=dif</text:p>
      <text:p text:style-name="P23">fin si</text:p>
      <text:p text:style-name="P22">fin para</text:p>
      <text:p text:style-name="P22">retorna maxDif</text:p>
      <text:p text:style-name="P20">fin del método</text:p>
      <text:p text:style-name="P20"/>
      <text:p text:style-name="P14"><text:soft-page-break/>Observar que es un recorrido parcial porque no se empieza en la primera casilla sino en la segunda (que es la de índice 1).</text:p>
      <text:p text:style-name="P10"/>
      <text:p text:style-name="Standard"><text:span text:style-name="T6">Respuesta</text:span>:</text:p>
      <text:p text:style-name="Standard"/>
      <text:p text:style-name="Standard">&lt;<text:span text:style-name="T1">P</text:span><text:span text:style-name="T7">oner aquí el método en Java, </text:span><text:span text:style-name="T9">sin olvidar el comentario de documentación</text:span>&gt;</text:p>
      <text:p text:style-name="P8"/>
      <text:h text:style-name="Heading_20_2" text:outline-level="2">Recorrido de un <text:span text:style-name="T2">array de </text:span>String<text:span text:style-name="T2">s</text:span></text:h>
      <text:p text:style-name="P3">Objetivos</text:p>
      <text:p text:style-name="Standard">Practicar con el uso de un <text:span text:style-name="T2">array de</text:span> <text:span text:style-name="CodeCharacter">String</text:span><text:span text:style-name="CodeCharacter"><text:span text:style-name="T2">s</text:span></text:span></text:p>
      <text:p text:style-name="Standard"/>
      <text:p text:style-name="P6">Descripción</text:p>
      <text:p text:style-name="Standard"/>
      <text:p text:style-name="Standard"><text:span text:style-name="T12">Escribir un método </text:span><text:span text:style-name="T14">Java </text:span><text:span text:style-name="T12">al que se le pasa como parámetro un </text:span><text:span text:style-name="CodeCharacter">String</text:span><text:span text:style-name="T12"> llamado </text:span><text:span text:style-name="CodeCharacter">texto</text:span><text:span text:style-name="CodeCharacter"><text:span text:style-name="T12"> que contiene un texto largo con muchas palabras separadas por espacios en blanco</text:span></text:span><text:span text:style-name="T12">. El método deberá contar y retornar el número de veces que aparece en el texto la </text:span><text:span text:style-name="T13">palabra</text:span><text:span text:style-name="T12"> indicada en </text:span><text:span text:style-name="T13">su</text:span><text:span text:style-name="T12"> </text:span><text:span text:style-name="T13">segundo </text:span><text:span text:style-name="T12">parámetro, </text:span><text:span text:style-name="T13">llamado </text:span><text:span text:style-name="CodeCharacter"><text:span text:style-name="T2">palabra</text:span></text:span><text:span text:style-name="T12">.</text:span> <text:span text:style-name="T17">La cabecera del método será:</text:span></text:p>
      <text:p text:style-name="Standard"/>
      <text:p text:style-name="P13"><text:span text:style-name="CodeCharacter"><text:s text:c="6"/></text:span><text:span text:style-name="CodeCharacter"><text:span text:style-name="T23">public static int</text:span></text:span><text:span text:style-name="CodeCharacter"> </text:span><text:span text:style-name="CodeCharacter"><text:span text:style-name="T17">contarApariciones</text:span></text:span><text:span text:style-name="CodeCharacter">(String </text:span><text:span text:style-name="CodeCharacter"><text:span text:style-name="T17">texto, String palabra</text:span></text:span><text:span text:style-name="CodeCharacter">)</text:span></text:p>
      <text:p text:style-name="Standard"/>
      <text:p text:style-name="Text_20_body">Para e<text:span text:style-name="T16">llo</text:span> el método <text:span text:style-name="T2">debe obtener en primer lugar un array de </text:span><text:span text:style-name="CodeCharacter"><text:span text:style-name="T2">Strings</text:span></text:span><text:span text:style-name="T2"> conteniendo en ca</text:span>d<text:span text:style-name="T2">a casilla una palabra. Se puede usar para ello el método de la clase </text:span><text:span text:style-name="CodeCharacter"><text:span text:style-name="T2">String </text:span></text:span><text:span text:style-name="CodeCharacter"><text:span text:style-name="T12">llamado </text:span></text:span><text:span text:style-name="CodeCharacter"><text:span text:style-name="T2">split()</text:span></text:span><text:span text:style-name="T2">, definido así:</text:span></text:p>
      <text:p text:style-name="P12"><text:s text:c="6"/><text:span text:style-name="CodeCharacter">String[] split(String separador)</text:span></text:p>
      <text:p text:style-name="P11"/>
      <text:p text:style-name="P12">Si se usa<text:span text:style-name="T16">se</text:span> como separador <text:span text:style-name="CodeCharacter">“-”</text:span>, las palabras deberían ir separadas por caracteres <text:span text:style-name="CodeCharacter">'-'</text:span>. En cambio, si se usa <text:span text:style-name="CodeCharacter">“\\s”</text:span> esto es un carácter especial que indica cualquier tipo de espacio en blanco (espacios, tabuladores o saltos de línea). Por último, si se usa como separador <text:span text:style-name="CodeCharacter">“\\s+”</text:span>, esto indica que las palabras se separan por cualquier secuencia de uno o más espacios en blanco de cualquier tipo, que es lo más apropiado en este caso.</text:p>
      <text:p text:style-name="P12"/>
      <text:p text:style-name="P11"><text:span text:style-name="T2">Posteriormente, el método de</text:span>berá hacer un recorrido de tod<text:span text:style-name="T2">as las casillas del array obtenido y contar aquellas iguales al parámetro </text:span><text:span text:style-name="CodeCharacter"><text:span text:style-name="T2">palabra</text:span></text:span>. <text:span text:style-name="T2">Finalmente retornará el valor de esta cuenta.</text:span></text:p>
      <text:p text:style-name="Standard"/>
      <text:p text:style-name="Standard"><text:span text:style-name="T6">Respuesta</text:span>:</text:p>
      <text:p text:style-name="P8"/>
      <text:p text:style-name="Standard">&lt;<text:span text:style-name="T7">poner aquí el código Java del método</text:span>&gt;</text:p>
      <text:p text:style-name="Standard"/>
      <text:p text:style-name="Standard"/>
      <text:h text:style-name="P25" text:outline-level="2"><text:span text:style-name="T18">Búsqueda de un objeto en</text:span> un <text:span text:style-name="T17">array</text:span></text:h>
      <text:p text:style-name="P4">Objetivos</text:p>
      <text:p text:style-name="P19">Practicar con el algoritmo de <text:span text:style-name="T18">búsqueda en arrays</text:span></text:p>
      <text:p text:style-name="P19"/>
      <text:p text:style-name="P7">Descripción</text:p>
      <text:p text:style-name="P19"><text:soft-page-break/></text:p>
      <text:p text:style-name="P17"><text:span text:style-name="T19">S</text:span>e dispone de la siguiente clase que contiene los datos de un parte de trabajo:</text:p>
      <text:p text:style-name="P17"/>
      <text:p text:style-name="P17"><text:span text:style-name="CodeCharacter"><text:s text:c="3"/>public class ParteTrabajo {</text:span></text:p>
      <text:p text:style-name="P17"><text:span text:style-name="CodeCharacter"><text:tab/>private int horas; // </text:span><text:span text:style-name="CodeCharacter"><text:span text:style-name="T20">Horas trabajadas en el día</text:span></text:span></text:p>
      <text:p text:style-name="P17"><text:span text:style-name="CodeCharacter"><text:s text:c="11"/>private String trabajador; // </text:span><text:span text:style-name="CodeCharacter"><text:span text:style-name="T20">Nombre del trabajador</text:span></text:span></text:p>
      <text:p text:style-name="P17"><text:span text:style-name="CodeCharacter"><text:s text:c="11"/></text:span><text:span text:style-name="CodeCharacter"><text:span text:style-name="T21">private String dia; // “Lunes”, “Martes”, “Miércoles”, … , “Domingo”</text:span></text:span></text:p>
      <text:p text:style-name="P17"><text:span text:style-name="CodeCharacter"/></text:p>
      <text:p text:style-name="P17"><text:span text:style-name="CodeCharacter"><text:s text:c="6"/><text:tab/></text:span><text:span text:style-name="CodeCharacter"><text:span text:style-name="T21">public ParteTrabajo(int horas, String trabajador, String dia) {…}</text:span></text:span></text:p>
      <text:p text:style-name="P17"><text:span text:style-name="CodeCharacter"><text:s text:c="6"/><text:tab/></text:span><text:span text:style-name="CodeCharacter"><text:span text:style-name="T21">public String getDiaSemana() { return dia;}</text:span></text:span></text:p>
      <text:p text:style-name="P17"><text:span text:style-name="CodeCharacter"><text:s text:c="6"/><text:tab/></text:span><text:span text:style-name="CodeCharacter"><text:span text:style-name="T21">public String getTrabajador() { return trabajador;}</text:span></text:span></text:p>
      <text:p text:style-name="P17"><text:span text:style-name="CodeCharacter"><text:s text:c="6"/><text:tab/>...</text:span></text:p>
      <text:p text:style-name="P17"><text:span text:style-name="CodeCharacter"><text:s text:c="3"/>}</text:span></text:p>
      <text:p text:style-name="P17"/>
      <text:p text:style-name="P18">Se pide escribir un método <text:span text:style-name="T22">perteneciente a otra clase</text:span> que, dado un <text:span text:style-name="T17">array</text:span> de <text:span text:style-name="T20">objetos de la clase </text:span><text:span text:style-name="CodeCharacter"><text:span text:style-name="T20">P</text:span></text:span><text:span text:style-name="CodeCharacter">arte</text:span><text:span text:style-name="CodeCharacter"><text:span text:style-name="T20">T</text:span></text:span><text:span text:style-name="CodeCharacter">rabajo</text:span> que se pasa como parámetro, nos devuelva un <text:span text:style-name="CodeCharacter">String</text:span> que indique el <text:span text:style-name="T17">día en que trabajó </text:span><text:span text:style-name="CodeCharacter"><text:span text:style-name="T17">“Andrés”</text:span></text:span>, o <text:span text:style-name="CodeCharacter">null</text:span> si <text:span text:style-name="T17">ese trabajador no se encuentra en el array</text:span>.</text:p>
      <text:p text:style-name="P17"/>
      <text:p text:style-name="P19"><text:span text:style-name="T6">Respuesta</text:span>:</text:p>
      <text:p text:style-name="P9"/>
      <text:p text:style-name="P9"><text:span text:style-name="Source_20_Text"><text:span text:style-name="T11">&lt;</text:span></text:span><text:span text:style-name="Source_20_Text"><text:span text:style-name="T15">poner aquí el código Java del método</text:span></text:span><text:span text:style-name="Source_20_Text"><text:span text:style-name="T11">&gt;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NewRomanPSMT" svg:font-family="TimesNewRomanPSMT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Lucida Sans Unicode" style:font-size-asian="12pt" style:language-asian="es" style:country-asian="ES" style:font-name-complex="Tahoma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Lucida Sans Unicode" style:font-size-asian="12pt" style:language-asian="es" style:country-asian="ES" style:font-name-complex="Tahoma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ignature" style:family="paragraph" style:parent-style-name="Index" style:class="text">
      <style:paragraph-properties text:number-lines="false" text:line-number="0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CodeCharacter" style:family="text">
      <style:text-properties style:font-name="DejaVu Sans" fo:font-family="'DejaVu Sans'" style:font-family-generic="swiss" style:font-pitch="variable" fo:font-size="10pt" style:font-name-asian="TimesNewRomanPSMT" style:font-family-asian="TimesNewRomanPSMT" style:font-family-generic-asian="roman" style:font-size-asian="10pt" style:font-name-complex="TimesNewRomanPSMT" style:font-family-complex="TimesNewRomanPSMT" style:font-family-generic-complex="roman" style:font-size-complex="10p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141fdb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ing">Introducción al Software, Curso 201<text:span text:style-name="MT1">7</text:span>-201<text:span text:style-name="MT1">8</text:span></text:p>
      </style:header>
      <style:footer>
        <text:p text:style-name="MP1"><text:date style:data-style-name="N37" text:date-value="2018-04-13T09:02:23.381999898">13/04/18</text:date><text:tab/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_64 LibreOffice_project/6b8ed514a9f8b44d37a1b96673cbbdd077e24059</meta:generator>
    <meta:creation-date>2006-09-29T12:08:59</meta:creation-date>
    <dc:date>2008-10-17T13:48:18</dc:date>
    <dc:language>es-ES</dc:language>
    <meta:editing-cycles>0</meta:editing-cycles>
    <meta:editing-duration>PT0S</meta:editing-duration>
    <meta:document-statistic meta:table-count="1" meta:image-count="0" meta:object-count="0" meta:page-count="3" meta:paragraph-count="61" meta:word-count="599" meta:character-count="3707" meta:non-whitespace-character-count="3102"/>
    <meta:user-defined meta:name="Info 1"/>
    <meta:user-defined meta:name="Info 2"/>
    <meta:user-defined meta:name="Info 3"/>
    <meta:user-defined meta:name="Info 4"/>
  </office:meta>
</office:document-meta>
</file>